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UTIERREZ MASIAS, MAURO</text:p>
            <text:p text:style-name="P5"><text:span text:style-name="T15">Dni</text:span><text:span text:style-name="T14">:4224649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73641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UTIERREZ MASIAS, MAUR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224649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9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94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4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336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ESTANDAR</text:span><text:span text:style-name="T5"> </text:span></text:p>
          </table:table-cell>
          <table:table-cell table:style-name="Tabla3.A2" office:value-type="string">
            <text:p text:style-name="P6"><text:span text:style-name="T11">50547814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>67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CO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FR. ROJO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0T00:56:2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